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2in"/>
    </style:style>
    <style:style style:name="co3" style:family="table-column">
      <style:table-column-properties fo:break-before="auto" style:column-width="0.1354in"/>
    </style:style>
    <style:style style:name="co4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3" style:family="table-cell" style:parent-style-name="Standard" style:data-style-name="N11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Standard"/>
        <table:table-column table:style-name="co2" table:default-cell-style-name="Standard"/>
        <table:table-column table:style-name="co1" table:number-columns-repeated="3" table:default-cell-style-name="Standard"/>
        <table:table-column table:style-name="co3" table:default-cell-style-name="Standard"/>
        <table:table-column table:style-name="co1" table:default-cell-style-name="Standard"/>
        <table:table-column table:style-name="co4" table:default-cell-style-name="Standard"/>
        <table:table-column table:style-name="co1" table:number-columns-repeated="9" table:default-cell-style-name="Standard"/>
        <table:table-column table:style-name="co1" table:number-columns-repeated="16367"/>
        <table:table-row table:style-name="ro1" table:number-rows-repeated="2">
          <table:table-cell table:style-name="Default" table:number-columns-repeated="17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Bauteil</text:p>
          </table:table-cell>
          <table:table-cell table:style-name="Default" office:value-type="string" calcext:value-type="string">
            <text:p>Anzahl</text:p>
          </table:table-cell>
          <table:table-cell table:style-name="Default" office:value-type="string" calcext:value-type="string">
            <text:p>Preis stk</text:p>
          </table:table-cell>
          <table:table-cell table:style-name="Default" office:value-type="string" calcext:value-type="string">
            <text:p>Preis ges</text:p>
          </table:table-cell>
          <table:table-cell table:style-name="Default"/>
          <table:table-cell table:style-name="Default" office:value-type="string" calcext:value-type="string">
            <text:p>Status</text:p>
          </table:table-cell>
          <table:table-cell table:style-name="Default" table:number-columns-repeated="10"/>
          <table:table-cell table:style-name="Standard" table:number-columns-repeated="16367"/>
        </table:table-row>
        <table:table-row table:style-name="ro1">
          <table:table-cell table:style-name="Default" office:value-type="string" calcext:value-type="string">
            <text:p>Grundlegend</text:p>
          </table:table-cell>
          <table:table-cell table:style-name="Default" table:number-columns-repeated="16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Mac Mini (M4, 16GB RAM, 265GB SSD)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currency" office:currency="EUR" office:value="579" calcext:value-type="currency">
            <text:p>579,00 €</text:p>
          </table:table-cell>
          <table:table-cell table:style-name="ce1" table:formula="of:=[.C5]*[.D5]" office:value-type="currency" office:currency="EUR" office:value="579" calcext:value-type="currency">
            <text:p>579,00 €</text:p>
          </table:table-cell>
          <table:table-cell table:style-name="ce1"/>
          <table:table-cell table:style-name="Default" office:value-type="string" calcext:value-type="string">
            <text:p>gekauft</text:p>
          </table:table-cell>
          <table:table-cell table:style-name="Default"/>
          <table:table-cell table:style-name="Default" office:value-type="string" calcext:value-type="string">
            <text:p>apple.com → Studentenrabatt</text:p>
          </table:table-cell>
          <table:table-cell table:style-name="Default" table:number-columns-repeated="8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Monitor Touch, 21,5“</text:p>
          </table:table-cell>
          <table:table-cell table:style-name="Default" office:value-type="float" office:value="2" calcext:value-type="float">
            <text:p>2</text:p>
          </table:table-cell>
          <table:table-cell table:style-name="ce1" office:value-type="currency" office:currency="EUR" office:value="264" calcext:value-type="currency">
            <text:p>264,00 €</text:p>
          </table:table-cell>
          <table:table-cell table:style-name="ce1" table:formula="of:=[.C6]*[.D6]" office:value-type="currency" office:currency="EUR" office:value="528" calcext:value-type="currency">
            <text:p>528,00 €</text:p>
          </table:table-cell>
          <table:table-cell table:style-name="ce1"/>
          <table:table-cell table:style-name="Default" office:value-type="string" calcext:value-type="string">
            <text:p>gekauft</text:p>
          </table:table-cell>
          <table:table-cell table:style-name="Default"/>
          <table:table-cell table:style-name="Default" office:value-type="string" calcext:value-type="string">
            <text:p><text:a xlink:href="https://www.galaxus.de/de/s1/product/iiyama-prolite-t2255msc-b1-1920-x-1080-pixel-2150-monitor-30378827" xlink:type="simple">https://www.galaxus.de/de/s1/product/iiyama-prolite-t2255msc-b1-1920-x-1080-pixel-2150-monitor-30378827</text:a></text:p>
          </table:table-cell>
          <table:table-cell table:style-name="Default" table:number-columns-repeated="8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Anschlusskabel</text:p>
          </table:table-cell>
          <table:table-cell table:style-name="Default" office:value-type="float" office:value="2" calcext:value-type="float">
            <text:p>2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table:formula="of:=[.C7]*[.D7]" office:value-type="currency" office:currency="EUR" office:value="12" calcext:value-type="currency">
            <text:p>12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Tastatur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currency" office:currency="EUR" office:value="43.99" calcext:value-type="currency">
            <text:p>43,99 €</text:p>
          </table:table-cell>
          <table:table-cell table:style-name="ce1" table:formula="of:=[.C8]*[.D8]" office:value-type="currency" office:currency="EUR" office:value="43.99" calcext:value-type="currency">
            <text:p>43,99 €</text:p>
          </table:table-cell>
          <table:table-cell table:style-name="ce1"/>
          <table:table-cell table:style-name="Default" table:number-columns-repeated="2"/>
          <table:table-cell table:style-name="Default" office:value-type="string" calcext:value-type="string">
            <text:p>https://www.reichelt.de/de/de/shop/produkt/gaming-tastatur_usb_rgb_mx_silent_red_schwarz_de-290634#closemodal</text:p>
          </table:table-cell>
          <table:table-cell table:style-name="Default" office:value-type="string" calcext:value-type="string">
            <text:p>https://www.amazon.de/KOORUI-Mechanisch-Kabelgebunden-Wiederaufladbare-Linux-Rotem/dp/B0CJLMR1FZ?crid=2OFRPWB8UX05G&amp;dib=eyJ2IjoiMSJ9.v4tFny1dG5OahbZ5X8mKQlJ55Xe93gpxu7li70gGDer2GnEfBlgFeRxkuOGC6eUSTDhqp8XC2Iw9NPWFWEVBLRKQJDej5Cv3oPCJSib3J4elZBaTYpYYHeIuVCuVcUnWaW9x7FOb6TWI1BjEUH9F8NZvpx0js_kQVGk1caDFnZ5Rhy-ADLMEqQimDPaLqk9CRxp9OvwYq-5A7UJ0RIxJNNokUz4ngMdJc7iwLYA5MNU.0relATuUX2vO4IxbbnEEs9St_qquNUf62aNLjeOqP8A&amp;dib_tag=se&amp;keywords=mechanical%2Bkeyboard%2Bqwertz&amp;qid=1768587416&amp;sprefix=mecanical%2Bkeyboard%2Caps%2C95&amp;sr=8-10&amp;th=1</text:p>
          </table:table-cell>
          <table:table-cell table:style-name="Default" table:number-columns-repeated="7"/>
          <table:table-cell table:style-name="Standard" table:number-columns-repeated="16367"/>
        </table:table-row>
        <table:table-row table:style-name="ro1">
          <table:table-cell table:style-name="Default" office:value-type="string" calcext:value-type="string">
            <text:p>Fader Modul</text:p>
          </table:table-cell>
          <table:table-cell table:style-name="Default" table:number-columns-repeated="2"/>
          <table:table-cell table:style-name="ce1"/>
          <table:table-cell table:style-name="ce1" table:formula="of:=[.C9]*[.D9]" office:value-type="currency" office:currency="EUR" office:value="0" calcext:value-type="currency">
            <text:p>0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Motorisierte Schiebepotentiome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1" office:value-type="currency" office:currency="EUR" office:value="20" calcext:value-type="currency">
            <text:p>20,00 €</text:p>
          </table:table-cell>
          <table:table-cell table:style-name="ce1" table:formula="of:=[.C10]*[.D10]" office:value-type="currency" office:currency="EUR" office:value="240" calcext:value-type="currency">
            <text:p>240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Drehimpulsgeber</text:p>
          </table:table-cell>
          <table:table-cell table:style-name="Default" office:value-type="float" office:value="10" calcext:value-type="float">
            <text:p>10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table:formula="of:=[.C11]*[.D11]" office:value-type="currency" office:currency="EUR" office:value="20" calcext:value-type="currency">
            <text:p>20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Keyswitche</text:p>
          </table:table-cell>
          <table:table-cell table:style-name="Default" office:value-type="float" office:value="48" calcext:value-type="float">
            <text:p>48</text:p>
          </table:table-cell>
          <table:table-cell table:style-name="ce1"/>
          <table:table-cell table:style-name="ce1" office:value-type="currency" office:currency="EUR" office:value="39.99" calcext:value-type="currency">
            <text:p>39,99 €</text:p>
          </table:table-cell>
          <table:table-cell table:style-name="ce1"/>
          <table:table-cell table:style-name="Default" table:number-columns-repeated="2"/>
          <table:table-cell table:style-name="Default" office:value-type="string" calcext:value-type="string">
            <text:p>https://www.amazon.de/Glorious-Gaming-mechanische-Raptor-Tastaturschalter/dp/B0DCPFBS57?th=1</text:p>
          </table:table-cell>
          <table:table-cell table:style-name="Default" table:number-columns-repeated="7"/>
          <table:table-cell table:style-name="Default" office:value-type="float" office:value="110" calcext:value-type="float">
            <text:p>110</text:p>
          </table:table-cell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Motortreiber DRV8833</text:p>
          </table:table-cell>
          <table:table-cell table:style-name="Default" office:value-type="float" office:value="6" calcext:value-type="float">
            <text:p>6</text:p>
          </table:table-cell>
          <table:table-cell table:style-name="ce1"/>
          <table:table-cell table:style-name="ce1" office:value-type="currency" office:currency="EUR" office:value="6.99" calcext:value-type="currency">
            <text:p>6,99 €</text:p>
          </table:table-cell>
          <table:table-cell table:style-name="ce1"/>
          <table:table-cell table:style-name="Default" table:number-columns-repeated="2"/>
          <table:table-cell table:style-name="Default" office:value-type="string" calcext:value-type="string">
            <text:p>https://www.amazon.de/DRV8833-2-Kanal-DC-Motorantriebsplatine-Motorantriebs-Eingangsspannung/dp/B0DHRFRG6X?__mk_de_DE=%C3%85M%C3%85%C5%BD%C3%95%C3%91&amp;crid=2OJ42ETWCT81N&amp;dib=eyJ2IjoiMSJ9.cQ53TQcS4fhqA_2_HRRVcKUB9x-7UXURts9YL3U1o42845SFipdS3yJavPLL-p6G9CLwgkPZm6I2eado24g4T68otwwgiBEJyAyMM8srpyLd0IrXeMKx8fhHxg8MTb0c4cOBKJukJME_19jkRWbSG_38E5B0F4Tvy8GPVIOXjS96wao751xUyLqu5Ah8DUCf_XbXXGKO0FLChPLr8tlWurBfQtdeus4VaOC1OHco17KHlYVggGWxCNn2uz_KkqCEcLTnVbSYD46sLzL5ajx6LYVBWaAhiF8oZrHBMQebRZ0.P02sawEqM9IX28vJlJgBv9bL2Q6dP1WcreSWClIxmAE&amp;dib_tag=se&amp;keywords=drv8833&amp;qid=1768255781&amp;sprefix=drv8833%2Caps%2C97&amp;sr=8-1</text:p>
          </table:table-cell>
          <table:table-cell table:style-name="Default" table:number-columns-repeated="8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MCP23S17 IO Expander</text:p>
          </table:table-cell>
          <table:table-cell table:style-name="Default" office:value-type="float" office:value="3" calcext:value-type="float">
            <text:p>3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table:formula="of:=[.D14]*[.C14]" office:value-type="currency" office:currency="EUR" office:value="4.59" calcext:value-type="currency">
            <text:p>4,59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WS2812B</text:p>
          </table:table-cell>
          <table:table-cell table:style-name="Default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siehe unten</text:p>
          </table:table-cell>
          <table:table-cell table:style-name="ce1"/>
          <table:table-cell table:style-name="Default" table:number-columns-repeated="2"/>
          <table:table-cell table:style-name="Default" office:value-type="string" calcext:value-type="string">
            <text:p>https://www.amazon.de/SEZO-Individuell-Adressierbar-Nicht-Wasserdicht-Inneneinrichtung/dp/B09N99DJRG?crid=2GIK978COZ37C&amp;dib=eyJ2IjoiMSJ9.N3Wr0sduVQN96Icgq719ERhnkmUv2Oxwy24WVC4fHjpYnDN-4wAbKLPR_SnL2RJ3lnRYdtaZlrpoS0xZzGTSIo_oczQZ85AjJQSA3c8G8z8VQlEmyjDawwTjA6I_tNrloSSDgtA0U5bwhZ6Kl9e1Y0qcOa3KrWE6d282KW4y_SAjLRT2w2-cm0OHKkREibsmeXaFOGlqDUGnI2iNj0aFmx77JELmH4-L-Ju3LQ3mOXScmvhm8oCipmPMEvLE2VhkYTNm5pA4PvqBK_XCe4FW1n5jQJfhYwRbWGIRDIe5Q4Q.or8us24DVuktI_BkfYWzFR0febRyZZomxNDyF8VNVGQ&amp;dib_tag=se&amp;keywords=ws2812b&amp;qid=1768255813&amp;sprefix=ws%2Caps%2C86&amp;sr=8-6&amp;th=1</text:p>
          </table:table-cell>
          <table:table-cell table:style-name="Default" table:number-columns-repeated="7"/>
          <table:table-cell table:style-name="Default" office:value-type="float" office:value="300" calcext:value-type="float">
            <text:p>300</text:p>
          </table:table-cell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Weitere ICs, PCBs, Stecker, Kabel,...</text:p>
          </table:table-cell>
          <table:table-cell table:style-name="Default"/>
          <table:table-cell table:style-name="ce1"/>
          <table:table-cell table:style-name="ce1" office:value-type="currency" office:currency="EUR" office:value="100" calcext:value-type="currency">
            <text:p>100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 table:number-columns-repeated="3"/>
          <table:table-cell table:style-name="ce1"/>
          <table:table-cell table:style-name="ce1" table:formula="of:=[.C17]*[.D17]" office:value-type="currency" office:currency="EUR" office:value="0" calcext:value-type="currency">
            <text:p>0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 office:value-type="string" calcext:value-type="string">
            <text:p>Programming Modul</text:p>
          </table:table-cell>
          <table:table-cell table:style-name="Default" table:number-columns-repeated="2"/>
          <table:table-cell table:style-name="ce1"/>
          <table:table-cell table:style-name="ce1" table:formula="of:=[.C18]*[.D18]" office:value-type="currency" office:currency="EUR" office:value="0" calcext:value-type="currency">
            <text:p>0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Streamdeck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currency" office:currency="EUR" office:value="199" calcext:value-type="currency">
            <text:p>199,00 €</text:p>
          </table:table-cell>
          <table:table-cell table:style-name="ce1" table:formula="of:=[.C19]*[.D19]" office:value-type="currency" office:currency="EUR" office:value="199" calcext:value-type="currency">
            <text:p>199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Drehimpulsgeber</text:p>
          </table:table-cell>
          <table:table-cell table:style-name="Default" office:value-type="float" office:value="5" calcext:value-type="float">
            <text:p>5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table:formula="of:=[.C20]*[.D20]" office:value-type="currency" office:currency="EUR" office:value="10" calcext:value-type="currency">
            <text:p>10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MCP23S17 IO Expander</text:p>
          </table:table-cell>
          <table:table-cell table:style-name="Default" office:value-type="float" office:value="6" calcext:value-type="float">
            <text:p>6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table:formula="of:=[.C21]*[.D21]" office:value-type="currency" office:currency="EUR" office:value="9.18" calcext:value-type="currency">
            <text:p>9,18 €</text:p>
          </table:table-cell>
          <table:table-cell table:style-name="ce1"/>
          <table:table-cell table:style-name="Default" table:number-columns-repeated="2"/>
          <table:table-cell table:style-name="Default" office:value-type="string" calcext:value-type="string">
            <text:p>https://www.mouser.de/ProductDetail/Microchip-Technology/MCP23S17-E-SP?qs=usxtMOJb1RyzobAZrBjFZA%3D%3D</text:p>
          </table:table-cell>
          <table:table-cell table:style-name="Default" table:number-columns-repeated="8"/>
          <table:table-cell table:style-name="Standard" table:number-columns-repeated="16367"/>
        </table:table-row>
        <table:table-row table:style-name="ro1">
          <table:table-cell table:style-name="Default" table:number-columns-repeated="3"/>
          <table:table-cell table:style-name="ce1"/>
          <table:table-cell table:style-name="ce1" table:formula="of:=[.C22]*[.D22]" office:value-type="currency" office:currency="EUR" office:value="0" calcext:value-type="currency">
            <text:p>0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 table:number-columns-repeated="3"/>
          <table:table-cell table:style-name="ce1"/>
          <table:table-cell table:style-name="ce1" table:formula="of:=[.C23]*[.D23]" office:value-type="currency" office:currency="EUR" office:value="0" calcext:value-type="currency">
            <text:p>0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 table:number-columns-repeated="3"/>
          <table:table-cell table:style-name="ce1"/>
          <table:table-cell table:style-name="ce1" table:formula="of:=[.C24]*[.D24]" office:value-type="currency" office:currency="EUR" office:value="0" calcext:value-type="currency">
            <text:p>0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Keyswitche</text:p>
          </table:table-cell>
          <table:table-cell table:style-name="Default"/>
          <table:table-cell table:style-name="ce1"/>
          <table:table-cell table:style-name="ce1" office:value-type="currency" office:currency="EUR" office:value="39.99" calcext:value-type="currency">
            <text:p>39,99 €</text:p>
          </table:table-cell>
          <table:table-cell table:style-name="ce1"/>
          <table:table-cell table:style-name="Default" table:number-columns-repeated="2"/>
          <table:table-cell table:style-name="Default" office:value-type="string" calcext:value-type="string">
            <text:p>https://www.amazon.de/Glorious-Gaming-mechanische-Raptor-Tastaturschalter/dp/B0DCPFBS57?th=1</text:p>
          </table:table-cell>
          <table:table-cell table:style-name="Default" table:number-columns-repeated="7"/>
          <table:table-cell table:style-name="Default" office:value-type="float" office:value="110" calcext:value-type="float">
            <text:p>110</text:p>
          </table:table-cell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WS2812B</text:p>
          </table:table-cell>
          <table:table-cell table:style-name="Default"/>
          <table:table-cell table:style-name="ce1"/>
          <table:table-cell table:style-name="ce1" office:value-type="currency" office:currency="EUR" office:value="22.99" calcext:value-type="currency">
            <text:p>22,99 €</text:p>
          </table:table-cell>
          <table:table-cell table:style-name="ce1"/>
          <table:table-cell table:style-name="Default" table:number-columns-repeated="2"/>
          <table:table-cell table:style-name="Default" office:value-type="string" calcext:value-type="string">
            <text:p>https://www.amazon.de/SEZO-Individuell-Adressierbar-Nicht-Wasserdicht-Inneneinrichtung/dp/B09N99DJRG?crid=2GIK978COZ37C&amp;dib=eyJ2IjoiMSJ9.N3Wr0sduVQN96Icgq719ERhnkmUv2Oxwy24WVC4fHjpYnDN-4wAbKLPR_SnL2RJ3lnRYdtaZlrpoS0xZzGTSIo_oczQZ85AjJQSA3c8G8z8VQlEmyjDawwTjA6I_tNrloSSDgtA0U5bwhZ6Kl9e1Y0qcOa3KrWE6d282KW4y_SAjLRT2w2-cm0OHKkREibsmeXaFOGlqDUGnI2iNj0aFmx77JELmH4-L-Ju3LQ3mOXScmvhm8oCipmPMEvLE2VhkYTNm5pA4PvqBK_XCe4FW1n5jQJfhYwRbWGIRDIe5Q4Q.or8us24DVuktI_BkfYWzFR0febRyZZomxNDyF8VNVGQ&amp;dib_tag=se&amp;keywords=ws2812b&amp;qid=1768255813&amp;sprefix=ws%2Caps%2C86&amp;sr=8-6&amp;th=1</text:p>
          </table:table-cell>
          <table:table-cell table:style-name="Default" table:number-columns-repeated="8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Weitere ICs, PCBs, Stecker, Kabel...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currency" office:currency="EUR" office:value="100" calcext:value-type="currency">
            <text:p>100,00 €</text:p>
          </table:table-cell>
          <table:table-cell table:style-name="ce1" table:formula="of:=[.C27]*[.D27]" office:value-type="currency" office:currency="EUR" office:value="100" calcext:value-type="currency">
            <text:p>100,0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/>
          <table:table-cell table:style-name="Default" office:value-type="string" calcext:value-type="string">
            <text:p>verschlüsse..</text:p>
          </table:table-cell>
          <table:table-cell table:style-name="Default"/>
          <table:table-cell table:style-name="ce1"/>
          <table:table-cell table:style-name="ce1" office:value-type="currency" office:currency="EUR" office:value="118.6" calcext:value-type="currency">
            <text:p>118,60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 office:value-type="string" calcext:value-type="string">
            <text:p>Gehäuse</text:p>
          </table:table-cell>
          <table:table-cell table:style-name="Default" office:value-type="string" calcext:value-type="string">
            <text:p>Siebdruckplatten</text:p>
          </table:table-cell>
          <table:table-cell table:style-name="Default" office:value-type="float" office:value="3" calcext:value-type="float">
            <text:p>3</text:p>
          </table:table-cell>
          <table:table-cell table:style-name="ce1" office:value-type="currency" office:currency="EUR" office:value="79.57" calcext:value-type="currency">
            <text:p>79,57 €</text:p>
          </table:table-cell>
          <table:table-cell table:style-name="ce1" table:formula="of:=[.C29]*[.D29]" office:value-type="currency" office:currency="EUR" office:value="238.71" calcext:value-type="currency">
            <text:p>238,71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 table:number-rows-repeated="3">
          <table:table-cell table:style-name="Default" table:number-columns-repeated="3"/>
          <table:table-cell table:style-name="ce1" table:number-columns-repeated="3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style-name="Default" table:number-columns-repeated="3"/>
          <table:table-cell table:style-name="ce1"/>
          <table:table-cell table:style-name="ce1" table:formula="of:=SUM([.E5:.E30])" office:value-type="currency" office:currency="EUR" office:value="2313.03" calcext:value-type="currency">
            <text:p>2.313,03 €</text:p>
          </table:table-cell>
          <table:table-cell table:style-name="ce1"/>
          <table:table-cell table:style-name="Default" table:number-columns-repeated="11"/>
          <table:table-cell table:style-name="Standard" table:number-columns-repeated="16367"/>
        </table:table-row>
        <table:table-row table:style-name="ro1">
          <table:table-cell table:number-columns-repeated="8"/>
          <table:table-cell table:style-name="ce3" table:formula="of:=2000-[.E33]" office:value-type="currency" office:currency="EUR" office:value="-313.03" calcext:value-type="currency">
            <text:p>-313,03 €</text:p>
          </table:table-cell>
          <table:table-cell table:number-columns-repeated="8"/>
          <table:table-cell table:style-name="Standard" table:number-columns-repeated="16367"/>
        </table:table-row>
        <table:table-row table:style-name="ro1" table:number-rows-repeated="1048541">
          <table:table-cell table:number-columns-repeated="17"/>
          <table:table-cell table:style-name="Standard" table:number-columns-repeated="16367"/>
        </table:table-row>
        <table:table-row table:style-name="ro1">
          <table:table-cell table:number-columns-repeated="17"/>
          <table:table-cell table:style-name="Standard" table:number-columns-repeated="16367"/>
        </table:table-row>
      </table:table>
      <table:table table:name="Sheet2" table:style-name="ta1">
        <table:table-column table:style-name="co1" table:number-columns-repeated="8" table:default-cell-style-name="Standard"/>
        <table:table-column table:style-name="co1" table:number-columns-repeated="16376"/>
        <table:table-row table:style-name="ro1" table:number-rows-repeated="4">
          <table:table-cell table:style-name="Default" table:number-columns-repeated="8"/>
          <table:table-cell table:style-name="Standard" table:number-columns-repeated="1637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ase</text:p>
          </table:table-cell>
          <table:table-cell table:style-name="Default" table:number-columns-repeated="2"/>
          <table:table-cell table:style-name="Default" office:value-type="string" calcext:value-type="string">
            <text:p>stk</text:p>
          </table:table-cell>
          <table:table-cell table:style-name="Default" office:value-type="string" calcext:value-type="string">
            <text:p>preis stk</text:p>
          </table:table-cell>
          <table:table-cell table:style-name="Default" office:value-type="string" calcext:value-type="string">
            <text:p>summe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Kantenprofile</text:p>
          </table:table-cell>
          <table:table-cell table:style-name="Default" office:value-type="string" calcext:value-type="string">
            <text:p>AH 1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.9" calcext:value-type="float">
            <text:p>3,9</text:p>
          </table:table-cell>
          <table:table-cell table:style-name="Default" table:formula="of:=[.G6]*[.F6]" office:value-type="float" office:value="39" calcext:value-type="float">
            <text:p>39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chlließprofile</text:p>
          </table:table-cell>
          <table:table-cell table:style-name="Default" office:value-type="string" calcext:value-type="string">
            <text:p>1m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table:formula="of:=[.G7]*[.F7]" office:value-type="float" office:value="36" calcext:value-type="float">
            <text:p>36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Kugelecken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8]*[.F8]" office:value-type="float" office:value="8" calcext:value-type="float">
            <text:p>8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Butterfly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.5" calcext:value-type="float">
            <text:p>6,5</text:p>
          </table:table-cell>
          <table:table-cell table:style-name="Default" table:formula="of:=[.G9]*[.F9]" office:value-type="float" office:value="26" calcext:value-type="float">
            <text:p>26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Klappgriffe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.8" calcext:value-type="float">
            <text:p>4,8</text:p>
          </table:table-cell>
          <table:table-cell table:style-name="Default" table:formula="of:=[.G10]*[.F10]" office:value-type="float" office:value="9.6" calcext:value-type="float">
            <text:p>9,6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11]*[.F11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12]*[.F12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13]*[.F13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14]*[.F14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15]*[.F15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16]*[.F16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17]*[.F17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18]*[.F18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19]*[.F19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20]*[.F20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21]*[.F21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22]*[.F22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23]*[.F23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[.G24]*[.F24]" office:value-type="float" office:value="0" calcext:value-type="float">
            <text:p>0</text:p>
          </table:table-cell>
          <table:table-cell table:style-name="Standard" table:number-columns-repeated="16376"/>
        </table:table-row>
        <table:table-row table:style-name="ro1" table:number-rows-repeated="2">
          <table:table-cell table:style-name="Default" table:number-columns-repeated="8"/>
          <table:table-cell table:style-name="Standard"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SUM([.H6:.H24])" office:value-type="float" office:value="118.6" calcext:value-type="float">
            <text:p>118,6</text:p>
          </table:table-cell>
          <table:table-cell table:style-name="Standard" table:number-columns-repeated="16376"/>
        </table:table-row>
        <table:table-row table:style-name="ro1" table:number-rows-repeated="1048548">
          <table:table-cell table:number-columns-repeated="8"/>
          <table:table-cell table:style-name="Standard" table:number-columns-repeated="16376"/>
        </table:table-row>
        <table:table-row table:style-name="ro1">
          <table:table-cell table:number-columns-repeated="8"/>
          <table:table-cell table:style-name="Standard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Standard" style:family="graphic"/>
    <style:style style:name="Notiz" style:family="graphic" style:parent-style-name="Standard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Default" style:family="graphic" style:parent-style-name="Standard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Standard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" style:family="table-cell" style:parent-style-name="Standard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Berich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.00.0000</text:date>, <text:time style:data-style-name="N2" text:time-value="10:01:24.03971431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3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.00.0000</text:date>, <text:time style:data-style-name="N2" text:time-value="10:01:24.0390444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2:27:38.704950562</meta:creation-date>
    <dc:date>2026-01-27T10:05:39.719011700</dc:date>
    <meta:editing-duration>PT3H4M18S</meta:editing-duration>
    <meta:editing-cycles>6</meta:editing-cycles>
    <meta:generator>Collabora_Office/25.04.7.2$Linux_X86_64 LibreOffice_project/ddf570af86d6399f03cbd397dd60186f0a8e85ed</meta:generator>
    <meta:document-statistic meta:table-count="2" meta:cell-count="138" meta:object-count="0"/>
  </office:meta>
</office:document-meta>
</file>